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ecklista för release vid nytt webbhotell.</text:h>
      <text:p text:style-name="Text_20_body">1. Ladda upp hela "komplettering en bildblogg" mappen på webbhotellet.</text:p>
      <text:p text:style-name="Text_20_body">2. Importera databasen från databasfilen.</text:p>
      <text:p text:style-name="Text_20_body">3. Färdi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7S</meta:editing-duration>
    <meta:editing-cycles>4</meta:editing-cycles>
    <meta:generator>OpenOffice/4.0.1$Win32 OpenOffice.org_project/401m5$Build-9714</meta:generator>
    <dc:date>2015-11-30T04:24:27.58</dc:date>
    <meta:document-statistic meta:table-count="0" meta:image-count="0" meta:object-count="0" meta:page-count="1" meta:paragraph-count="4" meta:word-count="23" meta:character-count="165"/>
    <meta:user-defined meta:name="Info 1"/>
    <meta:user-defined meta:name="Info 2"/>
    <meta:user-defined meta:name="Info 3"/>
    <meta:user-defined meta:name="Info 4"/>
  </office:meta>
</office:document-meta>
</file>